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Inconsolata" svg:font-family="Inconsolata" style:font-family-generic="modern" style:font-pitch="fixed"/>
    <style:font-face style:name="Noto Sans Devanagari2" svg:font-family="'Noto Sans Devanagari'" style:font-family-generic="modern" style:font-pitch="fixed"/>
    <style:font-face style:name="Unifont1" svg:font-family="Unifont"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start" style:justify-single-word="false"/>
      <style:text-properties fo:font-size="13pt" style:text-underline-style="none" fo:font-weight="normal" officeooo:rsid="0018fd7d" officeooo:paragraph-rsid="0019fdee" style:font-size-asian="13pt" style:font-weight-asian="normal" style:font-size-complex="13pt" style:font-weight-complex="normal"/>
    </style:style>
    <style:style style:name="P2" style:family="paragraph" style:parent-style-name="Preformatted_20_Text">
      <style:paragraph-properties fo:text-align="start" style:justify-single-word="false"/>
      <style:text-properties fo:font-size="13pt" style:text-underline-style="none" fo:font-weight="bold" officeooo:rsid="000e97e0" officeooo:paragraph-rsid="000e97e0" style:font-size-asian="13pt" style:font-weight-asian="bold" style:font-size-complex="13pt" style:font-weight-complex="bold"/>
    </style:style>
    <style:style style:name="P3" style:family="paragraph" style:parent-style-name="Preformatted_20_Text">
      <style:paragraph-properties fo:text-align="start" style:justify-single-word="false"/>
      <style:text-properties fo:font-size="13pt" style:text-underline-style="none" fo:font-weight="bold" officeooo:rsid="0018fd7d" officeooo:paragraph-rsid="0018fd7d" style:font-size-asian="13pt" style:font-weight-asian="bold" style:font-size-complex="13pt" style:font-weight-complex="bold"/>
    </style:style>
    <style:style style:name="P4" style:family="paragraph" style:parent-style-name="Preformatted_20_Text">
      <style:paragraph-properties fo:text-align="start" style:justify-single-word="false"/>
      <style:text-properties fo:font-size="13pt" style:text-underline-style="none" fo:font-weight="bold" officeooo:rsid="0018fd7d" officeooo:paragraph-rsid="0019fdee" style:font-size-asian="13pt" style:font-weight-asian="bold" style:font-size-complex="13pt" style:font-weight-complex="bold"/>
    </style:style>
    <style:style style:name="P5" style:family="paragraph" style:parent-style-name="Preformatted_20_Text">
      <style:paragraph-properties fo:text-align="start" style:justify-single-word="false"/>
      <style:text-properties fo:font-size="13pt" style:text-underline-style="none" fo:font-weight="bold" officeooo:rsid="0019fdee" officeooo:paragraph-rsid="0019fdee" style:font-size-asian="13pt" style:font-weight-asian="bold" style:font-size-complex="13pt" style:font-weight-complex="bold"/>
    </style:style>
    <style:style style:name="P6" style:family="paragraph" style:parent-style-name="Preformatted_20_Text">
      <style:paragraph-properties fo:text-align="start" style:justify-single-word="false"/>
      <style:text-properties fo:font-size="13pt" style:text-underline-style="none" fo:font-weight="bold" officeooo:rsid="001b88a7" officeooo:paragraph-rsid="001b88a7" style:font-size-asian="13pt" style:font-weight-asian="bold" style:font-size-complex="13pt" style:font-weight-complex="bold"/>
    </style:style>
    <style:style style:name="P7" style:family="paragraph" style:parent-style-name="Preformatted_20_Text">
      <style:paragraph-properties fo:text-align="start" style:justify-single-word="false"/>
      <style:text-properties fo:font-size="13pt" style:text-underline-style="none" fo:font-weight="bold" officeooo:rsid="001d9b03" officeooo:paragraph-rsid="001d9b03" style:font-size-asian="13pt" style:font-weight-asian="bold" style:font-size-complex="13pt" style:font-weight-complex="bold"/>
    </style:style>
    <style:style style:name="P8" style:family="paragraph" style:parent-style-name="Preformatted_20_Text">
      <style:paragraph-properties fo:text-align="start" style:justify-single-word="false"/>
      <style:text-properties fo:font-size="13pt" style:text-underline-style="none" fo:font-weight="bold" officeooo:rsid="0022d80c" officeooo:paragraph-rsid="0022d80c" style:font-size-asian="13pt" style:font-weight-asian="bold" style:font-size-complex="13pt" style:font-weight-complex="bold"/>
    </style:style>
    <style:style style:name="P9" style:family="paragraph" style:parent-style-name="Preformatted_20_Text">
      <style:paragraph-properties fo:text-align="start" style:justify-single-word="false"/>
      <style:text-properties fo:font-size="13pt" style:text-underline-style="none" fo:font-weight="normal" officeooo:rsid="000e97e0" officeooo:paragraph-rsid="000e97e0" style:font-size-asian="13pt" style:font-weight-asian="normal" style:font-size-complex="13pt" style:font-weight-complex="normal"/>
    </style:style>
    <style:style style:name="P10" style:family="paragraph" style:parent-style-name="Preformatted_20_Text">
      <style:paragraph-properties fo:text-align="start" style:justify-single-word="false"/>
      <style:text-properties fo:font-size="13pt" style:text-underline-style="none" fo:font-weight="normal" officeooo:rsid="000e97e0" officeooo:paragraph-rsid="001ca5f9" style:font-size-asian="13pt" style:font-weight-asian="normal" style:font-size-complex="13pt" style:font-weight-complex="normal"/>
    </style:style>
    <style:style style:name="P11" style:family="paragraph" style:parent-style-name="Preformatted_20_Text">
      <style:paragraph-properties fo:text-align="start" style:justify-single-word="false"/>
      <style:text-properties fo:font-size="13pt" style:text-underline-style="none" fo:font-weight="normal" officeooo:rsid="000d04c9" officeooo:paragraph-rsid="000d04c9" style:font-size-asian="13pt" style:font-weight-asian="normal" style:font-size-complex="13pt" style:font-weight-complex="normal"/>
    </style:style>
    <style:style style:name="P12" style:family="paragraph" style:parent-style-name="Preformatted_20_Text">
      <style:paragraph-properties fo:text-align="start" style:justify-single-word="false"/>
      <style:text-properties fo:font-size="13pt" style:text-underline-style="none" fo:font-weight="normal" officeooo:rsid="000dcb50" officeooo:paragraph-rsid="000dcb50" style:font-size-asian="13pt" style:font-weight-asian="normal" style:font-size-complex="13pt" style:font-weight-complex="normal"/>
    </style:style>
    <style:style style:name="P13" style:family="paragraph" style:parent-style-name="Preformatted_20_Text">
      <style:paragraph-properties fo:text-align="start" style:justify-single-word="false"/>
      <style:text-properties fo:font-size="13pt" style:text-underline-style="none" fo:font-weight="normal" officeooo:rsid="000dcb50" officeooo:paragraph-rsid="000e2777" style:font-size-asian="13pt" style:font-weight-asian="normal" style:font-size-complex="13pt" style:font-weight-complex="normal"/>
    </style:style>
    <style:style style:name="P14" style:family="paragraph" style:parent-style-name="Preformatted_20_Text">
      <style:paragraph-properties fo:text-align="start" style:justify-single-word="false"/>
      <style:text-properties fo:font-size="13pt" style:text-underline-style="none" fo:font-weight="normal" officeooo:rsid="000e2777" officeooo:paragraph-rsid="000e2777" style:font-size-asian="13pt" style:font-weight-asian="normal" style:font-size-complex="13pt" style:font-weight-complex="normal"/>
    </style:style>
    <style:style style:name="P15" style:family="paragraph" style:parent-style-name="Preformatted_20_Text">
      <style:paragraph-properties fo:text-align="start" style:justify-single-word="false"/>
      <style:text-properties fo:font-size="13pt" style:text-underline-style="none" fo:font-weight="normal" officeooo:rsid="0018fd7d" officeooo:paragraph-rsid="0018fd7d" style:font-size-asian="13pt" style:font-weight-asian="normal" style:font-size-complex="13pt" style:font-weight-complex="normal"/>
    </style:style>
    <style:style style:name="P16" style:family="paragraph" style:parent-style-name="Preformatted_20_Text">
      <style:paragraph-properties fo:text-align="start" style:justify-single-word="false"/>
      <style:text-properties fo:font-size="13pt" style:text-underline-style="none" fo:font-weight="normal" officeooo:rsid="0019fdee" officeooo:paragraph-rsid="0019fdee" style:font-size-asian="13pt" style:font-weight-asian="normal" style:font-size-complex="13pt" style:font-weight-complex="normal"/>
    </style:style>
    <style:style style:name="P17" style:family="paragraph" style:parent-style-name="Preformatted_20_Text">
      <style:paragraph-properties fo:text-align="start" style:justify-single-word="false"/>
      <style:text-properties fo:font-size="13pt" style:text-underline-style="none" fo:font-weight="normal" officeooo:rsid="0019fdee" officeooo:paragraph-rsid="001be077" style:font-size-asian="13pt" style:font-weight-asian="normal" style:font-size-complex="13pt" style:font-weight-complex="normal"/>
    </style:style>
    <style:style style:name="P18" style:family="paragraph" style:parent-style-name="Preformatted_20_Text">
      <style:paragraph-properties fo:text-align="start" style:justify-single-word="false"/>
      <style:text-properties fo:font-size="13pt" style:text-underline-style="none" fo:font-weight="normal" officeooo:rsid="001be077" officeooo:paragraph-rsid="001be077" style:font-size-asian="13pt" style:font-weight-asian="normal" style:font-size-complex="13pt" style:font-weight-complex="normal"/>
    </style:style>
    <style:style style:name="P19" style:family="paragraph" style:parent-style-name="Preformatted_20_Text">
      <style:paragraph-properties fo:text-align="start" style:justify-single-word="false"/>
      <style:text-properties fo:font-size="13pt" style:text-underline-style="none" fo:font-weight="normal" officeooo:rsid="00206ab8" officeooo:paragraph-rsid="001d9b03" style:font-size-asian="13pt" style:font-weight-asian="normal" style:font-size-complex="13pt" style:font-weight-complex="normal"/>
    </style:style>
    <style:style style:name="P20" style:family="paragraph" style:parent-style-name="Preformatted_20_Text">
      <style:paragraph-properties fo:text-align="start" style:justify-single-word="false"/>
      <style:text-properties fo:font-size="13pt" style:text-underline-style="none" fo:font-weight="normal" officeooo:rsid="0022d80c" officeooo:paragraph-rsid="0022d80c" style:font-size-asian="13pt" style:font-weight-asian="normal" style:font-size-complex="13pt" style:font-weight-complex="normal"/>
    </style:style>
    <style:style style:name="P21" style:family="paragraph" style:parent-style-name="Preformatted_20_Text">
      <style:paragraph-properties fo:text-align="start" style:justify-single-word="false"/>
      <style:text-properties fo:font-size="13pt" style:text-underline-style="none" fo:font-weight="normal" officeooo:rsid="0022d80c" officeooo:paragraph-rsid="0023f01d" style:font-size-asian="13pt" style:font-weight-asian="normal" style:font-size-complex="13pt" style:font-weight-complex="normal"/>
    </style:style>
    <style:style style:name="P22" style:family="paragraph" style:parent-style-name="Preformatted_20_Text">
      <style:paragraph-properties fo:text-align="start" style:justify-single-word="false"/>
      <style:text-properties fo:font-size="13pt" style:text-underline-style="none" fo:font-weight="normal" officeooo:rsid="00278afd" officeooo:paragraph-rsid="00278afd" style:font-size-asian="13pt" style:font-weight-asian="normal" style:font-size-complex="13pt" style:font-weight-complex="normal"/>
    </style:style>
    <style:style style:name="P23" style:family="paragraph" style:parent-style-name="Preformatted_20_Text">
      <style:paragraph-properties fo:text-align="start" style:justify-single-word="false"/>
      <style:text-properties fo:font-size="13pt" fo:font-weight="bold" officeooo:rsid="000cf3e2" officeooo:paragraph-rsid="000cf3e2" style:font-size-asian="13pt" style:font-weight-asian="bold" style:font-size-complex="13pt" style:font-weight-complex="bold"/>
    </style:style>
    <style:style style:name="P24" style:family="paragraph" style:parent-style-name="Preformatted_20_Text">
      <style:paragraph-properties fo:text-align="start" style:justify-single-word="false"/>
      <style:text-properties fo:font-size="13pt" style:text-underline-style="solid" style:text-underline-width="auto" style:text-underline-color="font-color" fo:font-weight="bold" officeooo:rsid="000e2777" officeooo:paragraph-rsid="000e2777" style:font-size-asian="13pt" style:font-weight-asian="bold" style:font-size-complex="13pt" style:font-weight-complex="bold"/>
    </style:style>
    <style:style style:name="P25" style:family="paragraph" style:parent-style-name="Preformatted_20_Text">
      <style:paragraph-properties fo:text-align="start" style:justify-single-word="false"/>
      <style:text-properties fo:font-size="13pt" style:text-underline-style="solid" style:text-underline-width="auto" style:text-underline-color="font-color" fo:font-weight="bold" officeooo:rsid="000d04c9" officeooo:paragraph-rsid="000d04c9" style:font-size-asian="13pt" style:font-weight-asian="bold" style:font-size-complex="13pt" style:font-weight-complex="bold"/>
    </style:style>
    <style:style style:name="P26" style:family="paragraph" style:parent-style-name="Preformatted_20_Text">
      <style:paragraph-properties fo:text-align="start" style:justify-single-word="false"/>
      <style:text-properties fo:font-size="13pt" style:text-underline-style="solid" style:text-underline-width="auto" style:text-underline-color="font-color" fo:font-weight="normal" officeooo:rsid="000cf3e2" officeooo:paragraph-rsid="000cf3e2" style:font-size-asian="13pt" style:font-weight-asian="normal" style:font-size-complex="13pt" style:font-weight-complex="normal"/>
    </style:style>
    <style:style style:name="P27" style:family="paragraph" style:parent-style-name="Preformatted_20_Text">
      <style:paragraph-properties fo:text-align="center" style:justify-single-word="false"/>
      <style:text-properties fo:font-size="13pt" fo:font-weight="normal" officeooo:rsid="000cf3e2" officeooo:paragraph-rsid="000cf3e2" style:font-size-asian="13pt" style:font-weight-asian="normal" style:font-size-complex="13pt" style:font-weight-complex="normal"/>
    </style:style>
    <style:style style:name="P28" style:family="paragraph" style:parent-style-name="Preformatted_20_Text">
      <style:paragraph-properties fo:text-align="start" style:justify-single-word="false"/>
      <style:text-properties fo:font-size="13pt" fo:font-weight="normal" officeooo:rsid="000cf3e2" officeooo:paragraph-rsid="000cf3e2" style:font-size-asian="13pt" style:font-weight-asian="normal" style:font-size-complex="13pt" style:font-weight-complex="normal"/>
    </style:style>
    <style:style style:name="P29" style:family="paragraph" style:parent-style-name="Preformatted_20_Text">
      <style:paragraph-properties fo:text-align="start" style:justify-single-word="false"/>
      <style:text-properties fo:font-size="13pt" fo:font-weight="normal" officeooo:rsid="000d04c9" officeooo:paragraph-rsid="000d04c9" style:font-size-asian="13pt" style:font-weight-asian="normal" style:font-size-complex="13pt" style:font-weight-complex="normal"/>
    </style:style>
    <style:style style:name="P30" style:family="paragraph" style:parent-style-name="Preformatted_20_Text">
      <style:paragraph-properties fo:text-align="start" style:justify-single-word="false"/>
      <style:text-properties fo:font-size="13pt" fo:font-style="normal" style:text-underline-style="solid" style:text-underline-width="auto" style:text-underline-color="font-color" fo:font-weight="bold" officeooo:rsid="000cf3e2" officeooo:paragraph-rsid="000cf3e2" style:font-size-asian="13pt" style:font-style-asian="normal" style:font-weight-asian="bold" style:font-size-complex="13pt" style:font-style-complex="normal" style:font-weight-complex="bold"/>
    </style:style>
    <style:style style:name="P31" style:family="paragraph" style:parent-style-name="Preformatted_20_Text" style:list-style-name="L1">
      <style:paragraph-properties fo:text-align="start" style:justify-single-word="false"/>
      <style:text-properties fo:font-size="13pt" style:text-underline-style="none" fo:font-weight="normal" officeooo:rsid="000e97e0" officeooo:paragraph-rsid="000e97e0" style:font-size-asian="13pt" style:font-weight-asian="normal" style:font-size-complex="13pt" style:font-weight-complex="normal"/>
    </style:style>
    <style:style style:name="P32" style:family="paragraph" style:parent-style-name="Preformatted_20_Text">
      <style:paragraph-properties fo:text-align="start" style:justify-single-word="false"/>
      <style:text-properties fo:font-size="13pt" style:text-underline-style="none" fo:font-weight="normal" officeooo:rsid="000e97e0" officeooo:paragraph-rsid="001be077" style:font-size-asian="13pt" style:font-weight-asian="normal" style:font-size-complex="13pt" style:font-weight-complex="normal"/>
    </style:style>
    <style:style style:name="P33" style:family="paragraph" style:parent-style-name="Preformatted_20_Text">
      <style:paragraph-properties fo:text-align="start" style:justify-single-word="false"/>
      <style:text-properties fo:font-size="13pt" style:text-underline-style="none" fo:font-weight="normal" officeooo:rsid="000e97e0" officeooo:paragraph-rsid="002a4437" style:font-size-asian="13pt" style:font-weight-asian="normal" style:font-size-complex="13pt" style:font-weight-complex="normal"/>
    </style:style>
    <style:style style:name="P34" style:family="paragraph" style:parent-style-name="Preformatted_20_Text">
      <style:paragraph-properties fo:text-align="start" style:justify-single-word="false"/>
      <style:text-properties fo:font-size="13pt" style:text-underline-style="none" fo:font-weight="normal" officeooo:rsid="001be077" officeooo:paragraph-rsid="001be077" style:font-size-asian="13pt" style:font-weight-asian="normal" style:font-size-complex="13pt" style:font-weight-complex="normal"/>
    </style:style>
    <style:style style:name="P35" style:family="paragraph" style:parent-style-name="Preformatted_20_Text">
      <style:paragraph-properties fo:text-align="start" style:justify-single-word="false"/>
      <style:text-properties fo:font-size="13pt" style:text-underline-style="none" fo:font-weight="normal" officeooo:rsid="0018fd7d" officeooo:paragraph-rsid="000e97e0" style:font-size-asian="13pt" style:font-weight-asian="normal" style:font-size-complex="13pt" style:font-weight-complex="normal"/>
    </style:style>
    <style:style style:name="P36" style:family="paragraph" style:parent-style-name="Preformatted_20_Text">
      <style:paragraph-properties fo:text-align="start" style:justify-single-word="false"/>
      <style:text-properties fo:font-size="13pt" style:text-underline-style="none" fo:font-weight="normal" officeooo:rsid="0019fdee" officeooo:paragraph-rsid="0019fdee" style:font-size-asian="13pt" style:font-weight-asian="normal" style:font-size-complex="13pt" style:font-weight-complex="normal"/>
    </style:style>
    <style:style style:name="P37" style:family="paragraph" style:parent-style-name="Preformatted_20_Text">
      <style:paragraph-properties fo:text-align="start" style:justify-single-word="false"/>
      <style:text-properties fo:font-size="13pt" style:text-underline-style="none" fo:font-weight="normal" officeooo:rsid="00206ab8" officeooo:paragraph-rsid="001d9b03" style:font-size-asian="13pt" style:font-weight-asian="normal" style:font-size-complex="13pt" style:font-weight-complex="normal"/>
    </style:style>
    <style:style style:name="P38" style:family="paragraph" style:parent-style-name="Preformatted_20_Text">
      <style:paragraph-properties fo:text-align="start" style:justify-single-word="false"/>
      <style:text-properties fo:font-size="13pt" style:text-underline-style="none" fo:font-weight="bold" officeooo:rsid="0023f01d" officeooo:paragraph-rsid="0023f01d" style:font-size-asian="13pt" style:font-weight-asian="bold" style:font-size-complex="13pt" style:font-weight-complex="bold"/>
    </style:style>
    <style:style style:name="P39" style:family="paragraph" style:parent-style-name="Preformatted_20_Text">
      <style:paragraph-properties fo:text-align="start" style:justify-single-word="false"/>
      <style:text-properties fo:font-size="13pt" style:text-underline-style="none" fo:font-weight="bold" officeooo:rsid="00253529" officeooo:paragraph-rsid="0023f01d" style:font-size-asian="13pt" style:font-weight-asian="bold" style:font-size-complex="13pt" style:font-weight-complex="bold"/>
    </style:style>
    <style:style style:name="P40" style:family="paragraph" style:parent-style-name="Preformatted_20_Text">
      <style:paragraph-properties fo:text-align="start" style:justify-single-word="false"/>
      <style:text-properties fo:font-size="13pt" style:text-underline-style="none" fo:font-weight="bold" officeooo:rsid="00278afd" officeooo:paragraph-rsid="00278afd" style:font-size-asian="13pt" style:font-weight-asian="bold" style:font-size-complex="13pt" style:font-weight-complex="bold"/>
    </style:style>
    <style:style style:name="T1" style:family="text">
      <style:text-properties officeooo:rsid="000dcb50"/>
    </style:style>
    <style:style style:name="T2" style:family="text">
      <style:text-properties fo:font-weight="bold" style:font-weight-asian="bold" style:font-weight-complex="bold"/>
    </style:style>
    <style:style style:name="T3" style:family="text">
      <style:text-properties fo:font-weight="bold" officeooo:rsid="0019fdee" style:font-weight-asian="bold" style:font-weight-complex="bold"/>
    </style:style>
    <style:style style:name="T4" style:family="text">
      <style:text-properties fo:font-weight="bold" officeooo:rsid="001b5456" style:font-weight-asian="bold" style:font-weight-complex="bold"/>
    </style:style>
    <style:style style:name="T5" style:family="text">
      <style:text-properties fo:font-weight="bold" officeooo:rsid="001be077" style:font-weight-asian="bold" style:font-weight-complex="bold"/>
    </style:style>
    <style:style style:name="T6" style:family="text">
      <style:text-properties fo:font-weight="bold" officeooo:rsid="0023f01d" style:font-weight-asian="bold" style:font-weight-complex="bold"/>
    </style:style>
    <style:style style:name="T7" style:family="text">
      <style:text-properties fo:font-weight="bold" officeooo:rsid="00253529" style:font-weight-asian="bold" style:font-weight-complex="bold"/>
    </style:style>
    <style:style style:name="T8" style:family="text">
      <style:text-properties officeooo:rsid="0014417a"/>
    </style:style>
    <style:style style:name="T9" style:family="text">
      <style:text-properties officeooo:rsid="0016ce17"/>
    </style:style>
    <style:style style:name="T10" style:family="text">
      <style:text-properties officeooo:rsid="00185603"/>
    </style:style>
    <style:style style:name="T11" style:family="text">
      <style:text-properties officeooo:rsid="0019fdee"/>
    </style:style>
    <style:style style:name="T12" style:family="text">
      <style:text-properties fo:font-weight="normal" style:font-weight-asian="normal" style:font-weight-complex="normal"/>
    </style:style>
    <style:style style:name="T13" style:family="text">
      <style:text-properties fo:font-weight="normal" officeooo:rsid="00206ab8" style:font-weight-asian="normal" style:font-weight-complex="normal"/>
    </style:style>
    <style:style style:name="T14" style:family="text">
      <style:text-properties fo:font-size="11pt" style:font-size-asian="11pt" style:font-size-complex="11pt"/>
    </style:style>
    <style:style style:name="T15" style:family="text">
      <style:text-properties fo:font-size="11pt" officeooo:rsid="0019fdee" style:font-size-asian="11pt" style:font-size-complex="11pt"/>
    </style:style>
    <style:style style:name="T16" style:family="text">
      <style:text-properties officeooo:rsid="001be077"/>
    </style:style>
    <style:style style:name="T17" style:family="text">
      <style:text-properties officeooo:rsid="00216424"/>
    </style:style>
    <style:style style:name="T18" style:family="text">
      <style:text-properties officeooo:rsid="0023f01d"/>
    </style:style>
    <style:style style:name="T19" style:family="text">
      <style:text-properties officeooo:rsid="00253529"/>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Pset 0</text:p>
      <text:p text:style-name="P23">1.</text:p>
      <text:p text:style-name="P28"/>
      <text:p text:style-name="P30">a)</text:p>
      <text:p text:style-name="P26"/>
      <text:p text:style-name="P28">Robot</text:p>
      <text:p text:style-name="P28"/>
      <text:p text:style-name="P28">Directions it can move → </text:p>
      <text:p text:style-name="P28"><text:tab/><text:tab/><text:tab/><text:tab/><text:tab/>1. North</text:p>
      <text:p text:style-name="P28"><text:tab/><text:tab/><text:tab/><text:tab/><text:tab/>2. south</text:p>
      <text:p text:style-name="P28"><text:tab/><text:tab/><text:tab/><text:tab/><text:tab/>3. east</text:p>
      <text:p text:style-name="P28"><text:tab/><text:tab/><text:tab/><text:tab/><text:tab/>4. west </text:p>
      <text:p text:style-name="P28"/>
      <text:p text:style-name="P28">The robot would have two choices (it doesn’t matter which option they choose) → <text:tab/><text:tab/><text:tab/><text:tab/>1. Move</text:p>
      <text:p text:style-name="P28"><text:tab/><text:tab/><text:tab/><text:tab/><text:tab/>2. Stop choose another one (since there’s a wall)</text:p>
      <text:p text:style-name="P28"/>
      <text:p text:style-name="P28"/>
      <text:p text:style-name="P29">Size X</text:p>
      <text:p text:style-name="P29"/>
      <text:p text:style-name="P29">so 4X possible states </text:p>
      <text:p text:style-name="P29"/>
      <text:p text:style-name="P25">b)</text:p>
      <text:p text:style-name="P11"/>
      <text:p text:style-name="P11">Intersection of corridors → n</text:p>
      <text:p text:style-name="P11">size → x<text:line-break/></text:p>
      <text:p text:style-name="P11"/>
      <text:p text:style-name="P11">direction change at n only (so robot is moving at all X and only changes at n) → x-n</text:p>
      <text:p text:style-name="P11"/>
      <text:p text:style-name="P12">we still have move or stop so → 2 (x-n) = 2x-2n</text:p>
      <text:p text:style-name="P12"/>
      <text:p text:style-name="P12">we can change direction at only 4n now (instead of 4x)</text:p>
      <text:p text:style-name="P12"/>
      <text:p text:style-name="P12">4n + 2x – 2n</text:p>
      <text:p text:style-name="P12"/>
      <text:p text:style-name="P24">c)</text:p>
      <text:p text:style-name="P14"/>
      <text:p text:style-name="P14">So we are assuming that the robot can move without us needing to do anything (except the turning movement of course) and we are not keeping track of the orientation anymore</text:p>
      <text:p text:style-name="P14">then now we don’t need </text:p>
      <text:p text:style-name="P14">→ 4 directions</text:p>
      <text:p text:style-name="P14">→ location robot can move and the outcomes</text:p>
      <text:p text:style-name="P14"/>
      <text:p text:style-name="P14">so from the previous formula we no longer need the bold characters <text:span text:style-name="T1">4n + 2x – 2n </text:span></text:p>
      <text:p text:style-name="P13"/>
      <text:p text:style-name="P14"><text:soft-page-break/>so all we are left with is n states. </text:p>
      <text:p text:style-name="P13"/>
      <text:p text:style-name="P24"><text:span text:style-name="T1">d</text:span>)</text:p>
      <text:p text:style-name="P14"/>
      <text:list xml:id="list1754509552" text:style-name="L1">
        <text:list-item>
          <text:p text:style-name="P31">no details about the maze</text:p>
        </text:list-item>
        <text:list-item>
          <text:p text:style-name="P31">only North, South, East, West. What happened to other directions?</text:p>
        </text:list-item>
        <text:list-item>
          <text:p text:style-name="P31">We are ignoring the surface level, wind and other natural issues </text:p>
        </text:list-item>
      </text:list>
      <text:p text:style-name="P9"/>
      <text:p text:style-name="P2">2.</text:p>
      <text:p text:style-name="P9"/>
      <text:p text:style-name="P3">a)</text:p>
      <text:p text:style-name="P15"><text:tab/>Think of depth first search as having a stack and when we visit a city <text:tab/></text:p>
      <text:p text:style-name="P15"><text:tab/>we push it into the stack, if we don’t get to our destination we pop <text:tab/>the cities out and start backtracking, in our example however it is </text:p>
      <text:p text:style-name="P15"><text:tab/>really easy to get to the destination with DFS.</text:p>
      <text:p text:style-name="P15"/>
      <text:p text:style-name="P15">* The order that we push to the stack is not <text:span text:style-name="T16">alphabet</text:span>, it is by the cost given to us on the MAP.</text:p>
      <text:p text:style-name="P15"/>
      <text:p text:style-name="P3"><text:tab/><text:tab/>|<text:tab/><text:tab/>|</text:p>
      <text:p text:style-name="P3"><text:tab/><text:tab/>|<text:tab/><text:tab/>|</text:p>
      <text:p text:style-name="P3"><text:tab/><text:tab/>|<text:tab/><text:tab/>|</text:p>
      <text:p text:style-name="P3"><text:tab/><text:tab/>|<text:tab/><text:tab/>|</text:p>
      <text:p text:style-name="P3">push-&gt;<text:tab/>| <text:s/>Phoenix<text:tab/>| <text:s text:c="2"/>→ stop the search, we have reached the destination</text:p>
      <text:p text:style-name="P3">push-&gt;<text:tab/>| <text:s/>Chicago<text:tab/>|</text:p>
      <text:p text:style-name="P3">push-&gt;<text:tab/>| <text:s/>Boston<text:tab/>| </text:p>
      <text:p text:style-name="P2"><text:tab/><text:tab/>____________</text:p>
      <text:p text:style-name="P2"/>
      <text:p text:style-name="P5">Output : Boston → Chicago → Phoenix</text:p>
      <text:p text:style-name="P9"/>
      <text:p text:style-name="P9"/>
      <text:p text:style-name="P9"/>
      <text:p text:style-name="P9"/>
      <text:p text:style-name="P9"/>
      <text:p text:style-name="P35"/>
      <text:p text:style-name="P15">b)</text:p>
      <text:p text:style-name="P15"><text:tab/>Think of Breadth first search as having a queue and when we visit a <text:tab/>city we enqueue to that queue if we can’t go anywhere and we haven’t <text:tab/>reached our destination then we dequeue and <text:span text:style-name="T11">look at the adjacent node</text:span></text:p>
      <text:p text:style-name="P15"/>
      <text:p text:style-name="P15"><text:tab/><text:tab/><text:tab/><text:tab/><text:span text:style-name="T2"><text:tab/><text:tab/><text:tab/></text:span><text:span text:style-name="T3">QUEUE</text:span></text:p>
      <text:p text:style-name="P3"><text:tab/>_______________________________________________________________________</text:p>
      <text:p text:style-name="P3"/>
      <text:p text:style-name="P3"/>
      <text:p text:style-name="P3"><text:tab/><text:tab/><text:span text:style-name="T14"><text:tab/> <text:tab/><text:tab/><text:tab/><text:tab/><text:tab/></text:span><text:span text:style-name="T15">Keywest <text:s/>Nashville <text:s/>Chicago <text:s/></text:span><text:span text:style-name="T14"><text:s/></text:span><text:span text:style-name="T15">Boston</text:span></text:p>
      <text:p text:style-name="P3"/>
      <text:p text:style-name="P3"><text:tab/>_______________________________________________________________________</text:p>
      <text:p text:style-name="P15"/>
      <text:p text:style-name="P16">Output : Boston → Chicago → Nashville → Keywest </text:p>
      <text:p text:style-name="P16"><text:soft-page-break/></text:p>
      <text:p text:style-name="P16">now we haven’t reached the destination but we have queued all the adjacent cities to Boston so we have to start dequeueing and start looking at another city so we have to update the currently working city pointer</text:p>
      <text:p text:style-name="P16"/>
      <text:p text:style-name="P16">dequeue (Boston)</text:p>
      <text:p text:style-name="P16">dequeue (Chicago)</text:p>
      <text:p text:style-name="P16"/>
      <text:p text:style-name="P16">newCurrentCity → Chicago</text:p>
      <text:p text:style-name="P16"/>
      <text:p text:style-name="P16">enqueue (Phoenix)</text:p>
      <text:p text:style-name="P16"/>
      <text:p text:style-name="P16">have we reached the destination? <text:s/>→ Yes</text:p>
      <text:p text:style-name="P16"/>
      <text:p text:style-name="P1"><text:tab/><text:tab/><text:tab/><text:tab/><text:span text:style-name="T2"><text:tab/><text:tab/></text:span><text:span text:style-name="T4">New QUEUE</text:span></text:p>
      <text:p text:style-name="P4"><text:tab/>_______________________________________________________________________</text:p>
      <text:p text:style-name="P4"/>
      <text:p text:style-name="P4"/>
      <text:p text:style-name="P4"><text:tab/><text:tab/><text:span text:style-name="T14"><text:tab/> <text:tab/><text:tab/><text:tab/><text:tab/> <text:s text:c="17"/></text:span><text:span text:style-name="T15">Phoenix <text:s/>Keywest <text:s/>Nashville </text:span></text:p>
      <text:p text:style-name="P4"/>
      <text:p text:style-name="P4"><text:tab/>_______________________________________________________________________</text:p>
      <text:p text:style-name="P5"/>
      <text:p text:style-name="P5">Output : Boston → Chicago → Nashville → KeyWest → Phoenix</text:p>
      <text:p text:style-name="P16"/>
      <text:p text:style-name="P16"/>
      <text:p text:style-name="P6">c)</text:p>
      <text:p text:style-name="P18"><text:span text:style-name="T2"><text:tab/></text:span>Best first search</text:p>
      <text:p text:style-name="P18"><text:tab/></text:p>
      <text:p text:style-name="P18"><text:tab/>We can have two arrays Open[] Close[] to keep track of our data. </text:p>
      <text:p text:style-name="P18"><text:tab/></text:p>
      <text:p text:style-name="P18"><text:tab/>Open [Boston]</text:p>
      <text:p text:style-name="P18"><text:tab/>close []</text:p>
      <text:p text:style-name="P18"/>
      <text:p text:style-name="P18"><text:tab/>open [Chicago(856), Nashville (945), KeyWest (1371)]</text:p>
      <text:p text:style-name="P18"><text:tab/>close [Boston]</text:p>
      <text:p text:style-name="P18"/>
      <text:p text:style-name="P18"><text:tab/>open [Phoenix (1447), SF(1863), Nashville (945), Keywest (1371)]</text:p>
      <text:p text:style-name="P16"><text:tab/><text:span text:style-name="T16">close [Boston, Chicago]</text:span></text:p>
      <text:p text:style-name="P16"/>
      <text:p text:style-name="P17"><text:tab/><text:span text:style-name="T16">open [Phoenix (1447), SF(1863), Austin [752], Keywest (1371)]</text:span></text:p>
      <text:p text:style-name="P17"><text:tab/><text:span text:style-name="T16">close [Boston, Chicago, Nashville]</text:span></text:p>
      <text:p text:style-name="P17"/>
      <text:p text:style-name="P17"><text:tab/><text:span text:style-name="T16">open [Phoenix (1447), SF(1863), Phoenix [870], Keywest (1371)]</text:span></text:p>
      <text:p text:style-name="P18"><text:tab/>close [Boston, Chicago, Nashville, Austin]</text:p>
      <text:p text:style-name="P17"/>
      <text:p text:style-name="P17"><text:tab/></text:p>
      <text:p text:style-name="P17"><text:tab/><text:span text:style-name="T5">Boston → Chicago → Nashville → Ausin → Phoenix </text:span></text:p>
      <text:p text:style-name="P18"/>
      <text:p text:style-name="P32"/>
      <text:p text:style-name="P10"><text:soft-page-break/></text:p>
      <text:p text:style-name="P10"/>
      <text:p text:style-name="P7">d)<text:span text:style-name="T12"> </text:span><text:span text:style-name="T13">Combination of both BFS and DFS as it will definitely find the result and it will consume less memory.</text:span></text:p>
      <text:p text:style-name="P19"/>
      <text:p text:style-name="P19"><text:span text:style-name="T17">Depth</text:span><text:tab/>| <text:s/><text:span text:style-name="T17">Iterative deep</text:span></text:p>
      <text:p text:style-name="P19">_____|_________________</text:p>
      <text:p text:style-name="P19"><text:tab/>|</text:p>
      <text:p text:style-name="P19"><text:span text:style-name="T17">0</text:span><text:tab/>| <text:s text:c="2"/><text:span text:style-name="T17">Boston</text:span></text:p>
      <text:p text:style-name="P19"><text:span text:style-name="T17">1</text:span><text:tab/>| <text:s text:c="2"/><text:span text:style-name="T17">Boston, Chicago, Nashville, KeyWest</text:span></text:p>
      <text:p text:style-name="P19"><text:span text:style-name="T17">2</text:span><text:tab/>| <text:s text:c="2"/><text:span text:style-name="T17">Boston, Chicago, SF, Phoenix <text:s text:c="11"/>← Result found {STOP}</text:span></text:p>
      <text:p text:style-name="P19"><text:tab/>|</text:p>
      <text:p text:style-name="P19"><text:tab/>|<text:tab/></text:p>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text:soft-page-break/>5.</text:p>
      <text:p text:style-name="P20">A* Search </text:p>
      <text:p text:style-name="P20"/>
      <text:p text:style-name="P20">F = G + H</text:p>
      <text:p text:style-name="P20"/>
      <text:p text:style-name="P20">G(path) = path cost </text:p>
      <text:p text:style-name="P20">H(path) = H (S) = estimated distance to the goal</text:p>
      <text:p text:style-name="P20"/>
      <text:p text:style-name="P20">going from Lugoj → Bucharest</text:p>
      <text:p text:style-name="P20"/>
      <text:p text:style-name="P20"/>
      <text:p text:style-name="P20"><text:tab/><text:tab/><text:tab/><text:tab/><text:tab/>Lugoj </text:p>
      <text:p text:style-name="P20"/>
      <text:p text:style-name="P20"><text:tab/><text:tab/><text:tab/><text:span text:style-name="T2">|<text:tab/><text:tab/> <text:s text:c="5"/><text:tab/><text:tab/>|</text:span></text:p>
      <text:p text:style-name="P20"/>
      <text:p text:style-name="P20">g = 111<text:tab/>Timisoara<text:tab/>h=329<text:tab/><text:tab/>g=70<text:tab/> <text:s text:c="3"/>Mehadia <text:s text:c="3"/>h=244</text:p>
      <text:p text:style-name="P20"><text:tab/><text:tab/><text:tab/><text:span text:style-name="T2">f = 440</text:span><text:tab/><text:tab/><text:tab/><text:tab/><text:span text:style-name="T2">f = 314</text:span> <text:s text:c="3"/>←</text:p>
      <text:p text:style-name="P20"><text:tab/><text:tab/><text:tab/></text:p>
      <text:p text:style-name="P20"><text:tab/><text:tab/><text:tab/><text:span text:style-name="T7">|</text:span><text:span text:style-name="T2"><text:tab/><text:tab/><text:tab/><text:tab/><text:tab/>|</text:span></text:p>
      <text:p text:style-name="P20"/>
      <text:p text:style-name="P20"><text:tab/><text:span text:style-name="T18">g=229</text:span><text:tab/> <text:s text:c="2"/><text:span text:style-name="T18">Ard <text:s/>h=366</text:span><text:tab/><text:tab/>g=145 <text:s text:c="3"/>Drobeta <text:s text:c="4"/>h=242</text:p>
      <text:p text:style-name="P20"><text:tab/><text:tab/><text:tab/><text:span text:style-name="T6">f = 595</text:span><text:tab/><text:tab/><text:tab/><text:tab/><text:span text:style-name="T2">f = 387</text:span> <text:s text:c="3"/>← </text:p>
      <text:p text:style-name="P20"/>
      <text:p text:style-name="P21"><text:tab/><text:tab/><text:tab/><text:tab/><text:tab/><text:tab/><text:tab/><text:tab/><text:span text:style-name="T2">|</text:span><text:tab/></text:p>
      <text:p text:style-name="P21"><text:tab/><text:tab/></text:p>
      <text:p text:style-name="P20"><text:tab/><text:tab/><text:tab/><text:tab/><text:tab/><text:tab/>g=265<text:tab/> <text:s text:c="3"/>Craiova <text:s text:c="4"/>h=160</text:p>
      <text:p text:style-name="P20"><text:tab/><text:tab/><text:tab/><text:tab/><text:tab/><text:tab/><text:tab/><text:tab/><text:span text:style-name="T2">f = 425</text:span> <text:s text:c="3"/>← </text:p>
      <text:p text:style-name="P20"/>
      <text:p text:style-name="P20"><text:tab/><text:tab/><text:tab/><text:tab/><text:tab/><text:span text:style-name="T6">| <text:tab/><text:tab/><text:tab/><text:tab/><text:tab/><text:tab/>| </text:span></text:p>
      <text:p text:style-name="P20"/>
      <text:p text:style-name="P21"><text:tab/><text:tab/><text:tab/><text:span text:style-name="T18">g=411</text:span> <text:s/><text:span text:style-name="T18">Rimnicu <text:s/>=193<text:tab/><text:tab/> <text:s text:c="6"/>g=403 <text:s/>Pitesti h=100</text:span></text:p>
      <text:p text:style-name="P21"><text:tab/><text:tab/><text:tab/><text:tab/> <text:span text:style-name="T2"><text:s/></text:span><text:span text:style-name="T6">f = 604</text:span><text:span text:style-name="T18"><text:tab/><text:tab/><text:tab/><text:tab/><text:tab/><text:tab/></text:span><text:span text:style-name="T6">f = 503</text:span></text:p>
      <text:p text:style-name="P38"><text:tab/><text:tab/><text:tab/><text:tab/><text:tab/><text:tab/><text:tab/><text:tab/><text:tab/><text:tab/><text:tab/><text:tab/></text:p>
      <text:p text:style-name="P21"><text:span text:style-name="T6"><text:tab/><text:tab/><text:tab/><text:tab/><text:tab/><text:tab/><text:tab/> <text:s text:c="8"/>|<text:tab/> <text:s text:c="15"/>|</text:span><text:span text:style-name="T18"> <text:s/></text:span></text:p>
      <text:p text:style-name="P21"><text:tab/><text:tab/><text:tab/><text:tab/><text:tab/><text:tab/><text:span text:style-name="T18">g=500</text:span> <text:span text:style-name="T18">Rimicu h=193</text:span><text:tab/><text:span text:style-name="T19">g=504</text:span><text:tab/> <text:span text:style-name="T18">Bucharest h=0</text:span></text:p>
      <text:p text:style-name="P21"><text:tab/><text:tab/><text:tab/><text:tab/><text:tab/><text:tab/><text:tab/><text:span text:style-name="T7">f=693<text:tab/><text:tab/><text:tab/><text:tab/><text:tab/>f=504</text:span></text:p>
      <text:p text:style-name="P39"/>
      <text:p text:style-name="P39"/>
      <text:p text:style-name="P39"/>
      <text:p text:style-name="P22"><text:span text:style-name="T7">O</text:span><text:span text:style-name="T2">utput:</text:span></text:p>
      <text:p text:style-name="P40"/>
      <text:p text:style-name="P40">Lugoj → Mehadia → Drobeta → Craiova → Pitesti → Bucharest </text:p>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3"/>
      <text:p text:style-name="P33"><text:tab/><text:tab/><text:tab/><text:tab/><text:tab/><text:tab/> <text:s text:c="3"/><text:span text:style-name="T8">Boston</text:span></text:p>
      <text:p text:style-name="P33"><text:tab/><text:tab/><text:tab/> <text:s text:c="3"/><text:span text:style-name="T8">|<text:tab/><text:tab/><text:tab/> <text:s text:c="2"/><text:tab/> |<text:tab/><text:tab/> <text:s text:c="12"/>|<text:tab/><text:tab/></text:span></text:p>
      <text:p text:style-name="P33"><text:tab/><text:tab/><text:tab/> <text:span text:style-name="T8">Chicago<text:tab/> <text:s text:c="7"/>Nashville<text:tab/><text:tab/> <text:s text:c="4"/>Key West</text:span></text:p>
      <text:p text:style-name="P33"><text:tab/><text:tab/> <text:s text:c="4"/><text:span text:style-name="T8">| <text:s text:c="7"/>| <text:s text:c="12"/>| <text:s text:c="9"/><text:tab/> <text:s/>| <text:s text:c="9"/>|</text:span></text:p>
      <text:p text:style-name="P33"><text:tab/> <text:s text:c="5"/><text:span text:style-name="T8">Phoenix <text:s text:c="7"/>SF</text:span><text:tab/> <text:s text:c="3"/><text:span text:style-name="T8">Austin<text:tab/><text:tab/> <text:s text:c="4"/>NashVille <text:s text:c="2"/>Austin</text:span></text:p>
      <text:p text:style-name="P33"><text:tab/><text:tab/><text:tab/><text:tab/><text:tab/><text:span text:style-name="T10">|</text:span><text:tab/><text:tab/> <text:span text:style-name="T9">|</text:span></text:p>
      <text:p text:style-name="P33"><text:tab/><text:tab/><text:tab/><text:tab/> <text:s/><text:span text:style-name="T10">Phoenix</text:span><text:tab/> <text:s text:c="3"/><text:span text:style-name="T9">Phoenix</text:span></text:p>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Inconsolata" svg:font-family="Inconsolata" style:font-family-generic="modern" style:font-pitch="fixed"/>
    <style:font-face style:name="Noto Sans Devanagari2" svg:font-family="'Noto Sans Devanagari'" style:font-family-generic="modern" style:font-pitch="fixed"/>
    <style:font-face style:name="Unifont1" svg:font-family="Unifont"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Unifon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font-name-asian="Unifon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Unifont" style:font-family-asian="Unifon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Inconsolata" fo:font-family="Inconsolata" style:font-family-generic="modern" style:font-pitch="fixed" fo:font-size="10pt" style:font-name-asian="Unifont1" style:font-family-asian="Unifont" style:font-family-generic-asian="modern" style:font-pitch-asian="fixed" style:font-size-asian="10pt" style:font-name-complex="Noto Sans Devanagari2" style:font-family-complex="'Noto Sans Devanagari'"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Linux_X86_64 LibreOffice_project/10$Build-2</meta:generator>
    <dc:date>2018-09-17T22:09:42.234690222</dc:date>
    <meta:editing-duration>PT1H39M3S</meta:editing-duration>
    <meta:editing-cycles>15</meta:editing-cycles>
    <meta:document-statistic meta:table-count="0" meta:image-count="0" meta:object-count="0" meta:page-count="6" meta:paragraph-count="125" meta:word-count="697" meta:character-count="4322" meta:non-whitespace-character-count="3219"/>
  </office:meta>
</office:document-meta>
</file>